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23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tipo item (1-elmo, 2-peito, 3-calça, 4-luva, 5-bota)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lasse(1-ht,2-bm,3-fm,4-tk)</text:p>
          </table:table-cell>
          <table:table-cell office:value-type="string" calcext:value-type="string">
            <text:p>Atributo1(2-defesa, 3-ataque)</text:p>
          </table:table-cell>
          <table:table-cell office:value-type="string" calcext:value-type="string">
            <text:p>valor1</text:p>
          </table:table-cell>
          <table:table-cell office:value-type="string" calcext:value-type="string">
            <text:p>atributo2</text:p>
          </table:table-cell>
          <table:table-cell office:value-type="string" calcext:value-type="string">
            <text:p>valor2</text:p>
          </table:table-cell>
          <table:table-cell office:value-type="string" calcext:value-type="string">
            <text:p>atributo3</text:p>
          </table:table-cell>
          <table:table-cell office:value-type="string" calcext:value-type="string">
            <text:p>valor3</text:p>
          </table:table-cell>
          <table:table-cell office:value-type="string" calcext:value-type="string">
            <text:p>atributo4</text:p>
          </table:table-cell>
          <table:table-cell office:value-type="string" calcext:value-type="string">
            <text:p>valor4</text:p>
          </table:table-cell>
          <table:table-cell office:value-type="string" calcext:value-type="string">
            <text:p>atributo5</text:p>
          </table:table-cell>
          <table:table-cell office:value-type="string" calcext:value-type="string">
            <text:p>valor5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orc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destreza</text:p>
          </table:table-cell>
          <table:table-cell office:value-type="string" calcext:value-type="string">
            <text:p>constituica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mo de Sed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mo de Conch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mo Conjurad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mo de P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mo Vampíric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mo Templá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mo Mytri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mo Somb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Peito de Sed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lça de Sed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va de Sed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ta de Sed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ito Guardiao Ar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lça Guardiao Ar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va <text:s/>Guardiao Ar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ta Guardiao Arc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ito Potami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lça Potamid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va Potamid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ta Potamid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ito Conch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lça Conch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va Conch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ota Conch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ito conjurad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lça Conjurador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va Conjurador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ota Conjurador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eito de P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lça de Pan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va de Pan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ta de Pan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ito Vampiric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lça Vampiric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va Vampiric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ta Vampiric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ito Templá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ça Templá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va Templári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ta Templári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ito Myt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lça Mytri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uva Mytri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ota Mytri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eito Somb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ça Sombri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va Sombri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ota Sombri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lmo de Pel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mo de águi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lmo de oss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lmo de tigr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mo elemental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lmo Leonin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lmo lupin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lmo Aeo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mo corv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ito de pel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lça de pel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va de pel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ota de pele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ito Destruição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lça Destruição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uva Destruição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uva Destruição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eito Driad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Calça Driad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va Driad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ota Driade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eito Águia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lça Águi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uva Águi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ota Águi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eito Osso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lça Osso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va Osso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ota Osso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eito Tigr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lça Tigr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va Tigr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ota Tigre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eito Element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lça Elemental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uva Elemental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ota Element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ito Hardcor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lça Hardcore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uva Hardcore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Bota Hardcore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Peito Leonino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lça Leoni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uva Leoni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ta Leoni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ito Lupino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lça Lupina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uva Lupina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ota Lupina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lça Aeo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va A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ota Aeo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ito Aeo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ito Corvo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lça Corvo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uva Corvo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ota Corvo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lmo de couro bat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lmo desconhec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lmo de cou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lmo de malh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lmo dour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lmo embut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mo mor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ota de couro dur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uva de couro dur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eito de couro du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lça de couro dur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eito an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lça an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va anã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ota Anã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eito flamejan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lça flamejant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uva flamejant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ta flamejant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eito melpomen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lça melpome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uva melpomen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ota melpomen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eito de cou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lça de cour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uva de cour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ota de cour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ito de malh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lça de malh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uva de malh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ota de malh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eito dourad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lça dourad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uva dourad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ota dourad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eito embutid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lça embutid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uva dourad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ota dourad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ito Hardco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lça Hardcor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uva Hardc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ota hardcor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lmo couro bati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eito de couro batid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lça de couro bati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uva de couro bati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ta de couro batid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eito Morta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lça Mort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uva Mort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ota Morta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lmo acolcho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eito de fer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lça de ferr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uva de ferr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ota de ferr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eito h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lça h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va hac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ota hac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eito Naturez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lça Naturez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uva Naturez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ota Naturez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eito urani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lça urani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uva urani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ota urani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eito Bandage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lça Bandage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uva Bandage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ota Bandage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eito Comb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lça Comb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uva Combat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ota Combat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eito de ferr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lça de ferr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uva de ferr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ota de ferr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eito de meta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lça de met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va de met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ota de meta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eito Legion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lça Legionari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uva Legionari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ota Legionari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eito tei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lça tei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uva tei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ota tei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lmo naturez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lmo bandage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lmo comb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Elmo de fer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lmo de me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lmo legionar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3:05:22.3204172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32:43.583502784</meta:creation-date>
    <dc:date>2017-10-24T23:06:57.981728261</dc:date>
    <meta:editing-duration>PT3H6M52S</meta:editing-duration>
    <meta:editing-cycles>50</meta:editing-cycles>
    <meta:generator>LibreOffice/5.1.6.2$Linux_X86_64 LibreOffice_project/10m0$Build-2</meta:generator>
    <meta:document-statistic meta:table-count="1" meta:cell-count="3896" meta:object-count="0"/>
  </office:meta>
</office:document-meta>
</file>